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1158" officeooo:paragraph-rsid="0011115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1158" officeooo:paragraph-rsid="0011115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1158" officeooo:paragraph-rsid="001111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23c2" officeooo:paragraph-rsid="001123c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23c2" officeooo:paragraph-rsid="001123c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1123c2" officeooo:paragraph-rsid="001123c2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1123c2" officeooo:paragraph-rsid="001123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123c2" officeooo:paragraph-rsid="001123c2" style:font-size-asian="10.5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123c2" officeooo:paragraph-rsid="001123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23c2" style:font-size-asian="10.5pt" style:font-weight-asian="normal" style:font-size-complex="12pt" style:font-weight-complex="normal"/>
    </style:style>
    <style:style style:name="T4" style:family="text">
      <style:text-properties officeooo:rsid="00123c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Custom Fonts</text:p>
      <text:p text:style-name="P2"/>
      <text:p text:style-name="P3">Custom Font Families</text:p>
      <text:list xml:id="list3677501138" text:style-name="L1">
        <text:list-item>
          <text:p text:style-name="P7">To add custom font families, use:</text:p>
          <text:list>
            <text:list-item>
              <text:p text:style-name="P7">@font-face { font-family: fontname; src: url=“&lt;location&gt;” <text:span text:style-name="T4">format(“format-type”)</text:span>;}</text:p>
              <text:list>
                <text:list-item>
                  <text:p text:style-name="P7">font-family: defines the name of the font.</text:p>
                </text:list-item>
                <text:list-item>
                  <text:p text:style-name="P7">src: defines a URL from where the font will be downloaded. </text:p>
                  <text:p text:style-name="P7"/>
                </text:list-item>
              </text:list>
            </text:list-item>
          </text:list>
        </text:list-item>
        <text:list-item>
          <text:p text:style-name="P7">This rule must appear <text:span text:style-name="T1">before</text:span> other styling properties in the stylesheet.</text:p>
        </text:list-item>
      </text:list>
      <text:p text:style-name="P5"/>
      <text:p text:style-name="P5"><text:tab/><text:span text:style-name="T1">Optional properties</text:span></text:p>
      <text:list xml:id="list1557756483" text:style-name="L2">
        <text:list-item>
          <text:p text:style-name="P8">font-stretch: defines how the font is stretched (normal by default)</text:p>
        </text:list-item>
        <text:list-item>
          <text:p text:style-name="P8">font-style: defines how the font is styled (normal by default)</text:p>
        </text:list-item>
        <text:list-item>
          <text:p text:style-name="P8">font-weight: defines the boldness of the font (normal by default)</text:p>
        </text:list-item>
        <text:list-item>
          <text:p text:style-name="P8">unicode-range: defines the unicode characters the font supports (U+0-10FFFF by default)</text:p>
        </text:list-item>
      </text:list>
      <text:p text:style-name="P5"/>
      <text:p text:style-name="P4">Alternative ways to add fonts</text:p>
      <text:p text:style-name="P6"/>
      <text:p text:style-name="P6"><text:tab/><text:span text:style-name="T1">Linking</text:span></text:p>
      <text:list xml:id="list498013761" text:style-name="L3">
        <text:list-item>
          <text:p text:style-name="P9">Linking requires defining a link tag within the head tag of the HTML document.</text:p>
          <text:list>
            <text:list-item>
              <text:p text:style-name="P12"><text:span text:style-name="T3">&lt;</text:span><text:span text:style-name="T2">link href=“location-of-font” rel=“stylesheet”&gt;</text:span></text:p>
            </text:list-item>
          </text:list>
        </text:list-item>
      </text:list>
      <text:p text:style-name="P4"><text:tab/>Importing</text:p>
      <text:list xml:id="list88367264" text:style-name="L4">
        <text:list-item>
          <text:p text:style-name="P10">Importing font files requires the use of the @import rule. The @import rule takes an URL as an argument for the location of the font.</text:p>
          <text:list>
            <text:list-item>
              <text:p text:style-name="P10">@import url(‘location’);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04:44.979703578</meta:creation-date>
    <dc:date>2021-09-18T20:32:12.411970605</dc:date>
    <meta:editing-duration>PT10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6" meta:character-count="967" meta:non-whitespace-character-count="840"/>
  </office:meta>
</office:document-meta>
</file>